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99ffff"/>
      <style:text-properties style:font-name="Liberation Sans"/>
    </style:style>
    <style:style style:name="ce11" style:family="table-cell" style:parent-style-name="Default" style:data-style-name="N11">
      <style:text-properties style:font-name="Liberation Sans"/>
    </style:style>
    <style:style style:name="ce12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99ffff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sh" table:style-name="ta1">
        <table:shapes>
          <draw:frame draw:z-index="0" draw:style-name="gr1" draw:text-style-name="P1" svg:width="453.46pt" svg:height="295.17pt" svg:x="554.94pt" svg:y="67.01pt">
            <loext:p draw:notify-on-update-of-ranges="Bush.B8:Bush.B17 Bush.A6:Bush.A6 Bush.C8:Bush.C17 Bush.G33:Bush.G41 Bush.F31:Bush.F31 Bush.H33:Bush.H41 Bush.B33:Bush.B41 Bush.A31:Bush.A31 Bush.C33:Bush.C41 Bush.G21:Bush.G29 Bush.F19:Bush.F19 Bush.H21:Bush.H29 Bush.G8:Bush.G16 Bush.F6:Bush.F6 Bush.H8:Bush.H16 Bush.B21:Bush.B29 Bush.A19:Bush.A19 Bush.C21:Bush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NangX</text:p>
          </table:table-cell>
          <table:table-cell table:style-name="ce6"/>
          <table:table-cell table:style-name="ce6" office:value-type="string" calcext:value-type="string">
            <text:p>NangY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Filesiz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V12</text:p>
          </table:table-cell>
          <table:table-cell table:style-name="ce14" table:formula="of:=[.B2]*[.C2]*[.D2]*[.F2]*1.5" office:value-type="float" office:value="91546875" calcext:value-type="float">
            <text:p>9154687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Adjusted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13" office:value-type="string" calcext:value-type="string">
            <text:p>NV12</text:p>
          </table:table-cell>
          <table:table-cell table:style-name="ce14" table:formula="of:=[.B3]*[.C3]*[.D3]*[.F3]*1.5" office:value-type="float" office:value="90979200" calcext:value-type="float">
            <text:p>90979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7" table:number-columns-repeated="2"/>
          <table:table-cell table:number-columns-repeated="2"/>
          <table:table-cell table:style-name="ce5" office:value-type="string" calcext:value-type="string">
            <text:p>H264-IPP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style-name="ce12"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972767" calcext:value-type="float">
            <text:p>2972767</text:p>
          </table:table-cell>
          <table:table-cell table:style-name="ce4" office:value-type="float" office:value="21.5559" calcext:value-type="float">
            <text:p>21.5559</text:p>
          </table:table-cell>
          <table:table-cell table:style-name="ce10" table:formula="of:=[.B8]/[.$H$3]" office:value-type="percentage" office:value="0.032675237856565" calcext:value-type="percentage">
            <text:p>3.27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2465" calcext:value-type="float">
            <text:p>542465</text:p>
          </table:table-cell>
          <table:table-cell office:value-type="float" office:value="29.5723" calcext:value-type="float">
            <text:p>29.5723</text:p>
          </table:table-cell>
          <table:table-cell table:style-name="ce10" table:formula="of:=[.G8]/[.$H$3]" office:value-type="percentage" office:value="0.00596251670711547" calcext:value-type="percentage">
            <text:p>0.60%</text:p>
          </table:table-cell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4519552" calcext:value-type="float">
            <text:p>4519552</text:p>
          </table:table-cell>
          <table:table-cell table:style-name="ce4" office:value-type="float" office:value="27.4549" calcext:value-type="float">
            <text:p>27.4549</text:p>
          </table:table-cell>
          <table:table-cell table:style-name="ce10" table:formula="of:=[.B9]/[.$H$3]" office:value-type="percentage" office:value="0.0496767612816996" calcext:value-type="percentage">
            <text:p>4.97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31.3926" calcext:value-type="float">
            <text:p>31.3926</text:p>
          </table:table-cell>
          <table:table-cell table:style-name="ce10" table:formula="of:=[.G9]/[.$H$3]" office:value-type="percentage" office:value="0.0119808923358306" calcext:value-type="percentage">
            <text:p>1.20%</text:p>
          </table:table-cell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5760309" calcext:value-type="float">
            <text:p>5760309</text:p>
          </table:table-cell>
          <table:table-cell table:style-name="ce4" office:value-type="float" office:value="29.495" calcext:value-type="float">
            <text:p>29.495</text:p>
          </table:table-cell>
          <table:table-cell table:style-name="ce10" table:formula="of:=[.B10]/[.$H$3]" office:value-type="percentage" office:value="0.0633145708029967" calcext:value-type="percentage">
            <text:p>6.33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251" calcext:value-type="float">
            <text:p>2199251</text:p>
          </table:table-cell>
          <table:table-cell office:value-type="float" office:value="33.3728" calcext:value-type="float">
            <text:p>33.3728</text:p>
          </table:table-cell>
          <table:table-cell table:style-name="ce10" table:formula="of:=[.G10]/[.$H$3]" office:value-type="percentage" office:value="0.0241731186908656" calcext:value-type="percentage">
            <text:p>2.42%</text:p>
          </table:table-cell>
          <table:table-cell table:number-columns-repeated="10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6778018" calcext:value-type="float">
            <text:p>6778018</text:p>
          </table:table-cell>
          <table:table-cell table:style-name="ce4" office:value-type="float" office:value="30.3988" calcext:value-type="float">
            <text:p>30.3988</text:p>
          </table:table-cell>
          <table:table-cell table:style-name="ce10" table:formula="of:=[.B11]/[.$H$3]" office:value-type="percentage" office:value="0.0745007430269776" calcext:value-type="percentage">
            <text:p>7.45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16706" calcext:value-type="float">
            <text:p>4416706</text:p>
          </table:table-cell>
          <table:table-cell office:value-type="float" office:value="35.7274" calcext:value-type="float">
            <text:p>35.7274</text:p>
          </table:table-cell>
          <table:table-cell table:style-name="ce10" table:formula="of:=[.G11]/[.$H$3]" office:value-type="percentage" office:value="0.0485463270725616" calcext:value-type="percentage">
            <text:p>4.85%</text:p>
          </table:table-cell>
          <table:table-cell table:number-columns-repeated="10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7736480" calcext:value-type="float">
            <text:p>7736480</text:p>
          </table:table-cell>
          <table:table-cell table:style-name="ce4" office:value-type="float" office:value="31.0169" calcext:value-type="float">
            <text:p>31.0169</text:p>
          </table:table-cell>
          <table:table-cell table:style-name="ce10" table:formula="of:=[.B12]/[.$H$3]" office:value-type="percentage" office:value="0.0850357004677992" calcext:value-type="percentage">
            <text:p>8.50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30327" calcext:value-type="float">
            <text:p>6630327</text:p>
          </table:table-cell>
          <table:table-cell office:value-type="float" office:value="37.6666" calcext:value-type="float">
            <text:p>37.6666</text:p>
          </table:table-cell>
          <table:table-cell table:style-name="ce10" table:formula="of:=[.G12]/[.$H$3]" office:value-type="percentage" office:value="0.0728773939537828" calcext:value-type="percentage">
            <text:p>7.29%</text:p>
          </table:table-cell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8778574" calcext:value-type="float">
            <text:p>8778574</text:p>
          </table:table-cell>
          <table:table-cell table:style-name="ce4" office:value-type="float" office:value="31.5968" calcext:value-type="float">
            <text:p>31.5968</text:p>
          </table:table-cell>
          <table:table-cell table:style-name="ce10" table:formula="of:=[.B13]/[.$H$3]" office:value-type="percentage" office:value="0.0964899009883578" calcext:value-type="percentage">
            <text:p>9.65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57693" calcext:value-type="float">
            <text:p>8857693</text:p>
          </table:table-cell>
          <table:table-cell office:value-type="float" office:value="39.4705" calcext:value-type="float">
            <text:p>39.4705</text:p>
          </table:table-cell>
          <table:table-cell table:style-name="ce10" table:formula="of:=[.G13]/[.$H$3]" office:value-type="percentage" office:value="0.0973595393232739" calcext:value-type="percentage">
            <text:p>9.74%</text:p>
          </table:table-cell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10354149" calcext:value-type="float">
            <text:p>10354149</text:p>
          </table:table-cell>
          <table:table-cell table:style-name="ce4" office:value-type="float" office:value="32.382" calcext:value-type="float">
            <text:p>32.382</text:p>
          </table:table-cell>
          <table:table-cell table:style-name="ce10" table:formula="of:=[.B14]/[.$H$3]" office:value-type="percentage" office:value="0.11380787037037" calcext:value-type="percentage">
            <text:p>11.38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60766" calcext:value-type="float">
            <text:p>11060766</text:p>
          </table:table-cell>
          <table:table-cell office:value-type="float" office:value="41.1344" calcext:value-type="float">
            <text:p>41.1344</text:p>
          </table:table-cell>
          <table:table-cell table:style-name="ce10" table:formula="of:=[.G14]/[.$H$3]" office:value-type="percentage" office:value="0.121574667616334" calcext:value-type="percentage">
            <text:p>12.16%</text:p>
          </table:table-cell>
          <table:table-cell table:number-columns-repeated="101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12910996" calcext:value-type="float">
            <text:p>12910996</text:p>
          </table:table-cell>
          <table:table-cell table:style-name="ce4" office:value-type="float" office:value="33.1395" calcext:value-type="float">
            <text:p>33.1395</text:p>
          </table:table-cell>
          <table:table-cell table:style-name="ce10" table:formula="of:=[.B15]/[.$H$3]" office:value-type="percentage" office:value="0.141911513840526" calcext:value-type="percentage">
            <text:p>14.19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604704" calcext:value-type="float">
            <text:p>21604704</text:p>
          </table:table-cell>
          <table:table-cell office:value-type="float" office:value="49.6257" calcext:value-type="float">
            <text:p>49.6257</text:p>
          </table:table-cell>
          <table:table-cell table:style-name="ce10" table:formula="of:=[.G15]/[.$H$3]" office:value-type="percentage" office:value="0.237468608209349" calcext:value-type="percentage">
            <text:p>23.75%</text:p>
          </table:table-cell>
          <table:table-cell table:number-columns-repeated="101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19050356" calcext:value-type="float">
            <text:p>19050356</text:p>
          </table:table-cell>
          <table:table-cell table:style-name="ce4" office:value-type="float" office:value="34.03" calcext:value-type="float">
            <text:p>34.03</text:p>
          </table:table-cell>
          <table:table-cell table:style-name="ce10" table:formula="of:=[.B16]/[.$H$3]" office:value-type="percentage" office:value="0.209392432556013" calcext:value-type="percentage">
            <text:p>20.94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068340" calcext:value-type="float">
            <text:p>36068340</text:p>
          </table:table-cell>
          <table:table-cell office:value-type="float" office:value="65.5007" calcext:value-type="float">
            <text:p>65.5007</text:p>
          </table:table-cell>
          <table:table-cell table:style-name="ce10" table:formula="of:=[.G16]/[.$H$3]" office:value-type="percentage" office:value="0.396446000844149" calcext:value-type="percentage">
            <text:p>39.64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702086" calcext:value-type="float">
            <text:p>55702086</text:p>
          </table:table-cell>
          <table:table-cell office:value-type="float" office:value="40.5907" calcext:value-type="float">
            <text:p>40.5907</text:p>
          </table:table-cell>
          <table:table-cell table:style-name="ce10" table:formula="of:=[.B17]/[.$H$3]" office:value-type="percentage" office:value="0.612250778199852" calcext:value-type="percentage">
            <text:p>61.23%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264-Intra</text:p>
          </table:table-cell>
          <table:table-cell table:number-columns-repeated="4"/>
          <table:table-cell table:style-name="ce5" office:value-type="string" calcext:value-type="string">
            <text:p>H264-IPB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9548" calcext:value-type="float">
            <text:p>559548</text:p>
          </table:table-cell>
          <table:table-cell office:value-type="float" office:value="26.7291" calcext:value-type="float">
            <text:p>26.7291</text:p>
          </table:table-cell>
          <table:table-cell table:style-name="ce10" table:formula="of:=[.B21]/[.$H$3]" office:value-type="percentage" office:value="0.0061502849002849" calcext:value-type="percentage">
            <text:p>0.62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5750" calcext:value-type="float">
            <text:p>545750</text:p>
          </table:table-cell>
          <table:table-cell office:value-type="float" office:value="29.8398" calcext:value-type="float">
            <text:p>29.8398</text:p>
          </table:table-cell>
          <table:table-cell table:style-name="ce10" table:formula="of:=[.G21]/[.$H$3]" office:value-type="percentage" office:value="0.00599862386127818" calcext:value-type="percentage">
            <text:p>0.60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8446" calcext:value-type="float">
            <text:p>1118446</text:p>
          </table:table-cell>
          <table:table-cell office:value-type="float" office:value="27.7853" calcext:value-type="float">
            <text:p>27.7853</text:p>
          </table:table-cell>
          <table:table-cell table:style-name="ce10" table:formula="of:=[.B22]/[.$H$3]" office:value-type="percentage" office:value="0.0122934253104006" calcext:value-type="percentage">
            <text:p>1.23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5486" calcext:value-type="float">
            <text:p>1095486</text:p>
          </table:table-cell>
          <table:table-cell office:value-type="float" office:value="31.5635" calcext:value-type="float">
            <text:p>31.5635</text:p>
          </table:table-cell>
          <table:table-cell table:style-name="ce10" table:formula="of:=[.G22]/[.$H$3]" office:value-type="percentage" office:value="0.0120410599345785" calcext:value-type="percentage">
            <text:p>1.20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8214" calcext:value-type="float">
            <text:p>2238214</text:p>
          </table:table-cell>
          <table:table-cell office:value-type="float" office:value="29.1141" calcext:value-type="float">
            <text:p>29.1141</text:p>
          </table:table-cell>
          <table:table-cell table:style-name="ce10" table:formula="of:=[.B23]/[.$H$3]" office:value-type="percentage" office:value="0.024601381414653" calcext:value-type="percentage">
            <text:p>2.46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792" calcext:value-type="float">
            <text:p>2199792</text:p>
          </table:table-cell>
          <table:table-cell office:value-type="float" office:value="33.4543" calcext:value-type="float">
            <text:p>33.4543</text:p>
          </table:table-cell>
          <table:table-cell table:style-name="ce10" table:formula="of:=[.G23]/[.$H$3]" office:value-type="percentage" office:value="0.024179065104991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68810" calcext:value-type="float">
            <text:p>4468810</text:p>
          </table:table-cell>
          <table:table-cell office:value-type="float" office:value="31.1745" calcext:value-type="float">
            <text:p>31.1745</text:p>
          </table:table-cell>
          <table:table-cell table:style-name="ce10" table:formula="of:=[.B24]/[.$H$3]" office:value-type="percentage" office:value="0.0491190294045232" calcext:value-type="percentage">
            <text:p>4.91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29403" calcext:value-type="float">
            <text:p>4429403</text:p>
          </table:table-cell>
          <table:table-cell office:value-type="float" office:value="35.6969" calcext:value-type="float">
            <text:p>35.6969</text:p>
          </table:table-cell>
          <table:table-cell table:style-name="ce10" table:formula="of:=[.G24]/[.$H$3]" office:value-type="percentage" office:value="0.0486858864443741" calcext:value-type="percentage">
            <text:p>4.87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691452" calcext:value-type="float">
            <text:p>6691452</text:p>
          </table:table-cell>
          <table:table-cell office:value-type="float" office:value="32.5058" calcext:value-type="float">
            <text:p>32.5058</text:p>
          </table:table-cell>
          <table:table-cell table:style-name="ce10" table:formula="of:=[.B25]/[.$H$3]" office:value-type="percentage" office:value="0.0735492508177693" calcext:value-type="percentage">
            <text:p>7.35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29814" calcext:value-type="float">
            <text:p>6629814</text:p>
          </table:table-cell>
          <table:table-cell office:value-type="float" office:value="37.5263" calcext:value-type="float">
            <text:p>37.5263</text:p>
          </table:table-cell>
          <table:table-cell table:style-name="ce10" table:formula="of:=[.G25]/[.$H$3]" office:value-type="percentage" office:value="0.0728717553023109" calcext:value-type="percentage">
            <text:p>7.29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917212" calcext:value-type="float">
            <text:p>8917212</text:p>
          </table:table-cell>
          <table:table-cell office:value-type="float" office:value="33.6673" calcext:value-type="float">
            <text:p>33.6673</text:p>
          </table:table-cell>
          <table:table-cell table:style-name="ce10" table:formula="of:=[.B26]/[.$H$3]" office:value-type="percentage" office:value="0.0980137438007808" calcext:value-type="percentage">
            <text:p>9.80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27102" calcext:value-type="float">
            <text:p>8827102</text:p>
          </table:table-cell>
          <table:table-cell office:value-type="float" office:value="39.3219" calcext:value-type="float">
            <text:p>39.3219</text:p>
          </table:table-cell>
          <table:table-cell table:style-name="ce10" table:formula="of:=[.G26]/[.$H$3]" office:value-type="percentage" office:value="0.0970232976328655" calcext:value-type="percentage">
            <text:p>9.70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142381" calcext:value-type="float">
            <text:p>11142381</text:p>
          </table:table-cell>
          <table:table-cell office:value-type="float" office:value="34.7898" calcext:value-type="float">
            <text:p>34.7898</text:p>
          </table:table-cell>
          <table:table-cell table:style-name="ce10" table:formula="of:=[.B27]/[.$H$3]" office:value-type="percentage" office:value="0.1224717407935" calcext:value-type="percentage">
            <text:p>12.25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04350" calcext:value-type="float">
            <text:p>11004350</text:p>
          </table:table-cell>
          <table:table-cell office:value-type="float" office:value="41.1017" calcext:value-type="float">
            <text:p>41.1017</text:p>
          </table:table-cell>
          <table:table-cell table:style-name="ce10" table:formula="of:=[.G27]/[.$H$3]" office:value-type="percentage" office:value="0.120954569835743" calcext:value-type="percentage">
            <text:p>12.10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156392" calcext:value-type="float">
            <text:p>22156392</text:p>
          </table:table-cell>
          <table:table-cell office:value-type="float" office:value="40.6816" calcext:value-type="float">
            <text:p>40.6816</text:p>
          </table:table-cell>
          <table:table-cell table:style-name="ce10" table:formula="of:=[.B28]/[.$H$3]" office:value-type="percentage" office:value="0.243532499736203" calcext:value-type="percentage">
            <text:p>24.35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533364" calcext:value-type="float">
            <text:p>21533364</text:p>
          </table:table-cell>
          <table:table-cell office:value-type="float" office:value="49.417" calcext:value-type="float">
            <text:p>49.417</text:p>
          </table:table-cell>
          <table:table-cell table:style-name="ce10" table:formula="of:=[.G28]/[.$H$3]" office:value-type="percentage" office:value="0.236684472934473" calcext:value-type="percentage">
            <text:p>23.67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428125" calcext:value-type="float">
            <text:p>45428125</text:p>
          </table:table-cell>
          <table:table-cell office:value-type="float" office:value="60.3652" calcext:value-type="float">
            <text:p>60.3652</text:p>
          </table:table-cell>
          <table:table-cell table:style-name="ce10" table:formula="of:=[.B29]/[.$H$3]" office:value-type="percentage" office:value="0.499324296102845" calcext:value-type="percentage">
            <text:p>49.93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377482" calcext:value-type="float">
            <text:p>36377482</text:p>
          </table:table-cell>
          <table:table-cell office:value-type="float" office:value="65.4438" calcext:value-type="float">
            <text:p>65.4438</text:p>
          </table:table-cell>
          <table:table-cell table:style-name="ce10" table:formula="of:=[.G29]/[.$H$3]" office:value-type="percentage" office:value="0.399843942351658" calcext:value-type="percentage">
            <text:p>39.98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H265-Intra</text:p>
          </table:table-cell>
          <table:table-cell table:number-columns-repeated="4"/>
          <table:table-cell table:style-name="ce5" office:value-type="string" calcext:value-type="string">
            <text:p>H265-In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4954" calcext:value-type="float">
            <text:p>584954</text:p>
          </table:table-cell>
          <table:table-cell office:value-type="float" office:value="30.3296" calcext:value-type="float">
            <text:p>30.3296</text:p>
          </table:table-cell>
          <table:table-cell table:style-name="ce10" table:formula="of:=[.B33]/[.$H$3]" office:value-type="percentage" office:value="0.00642953554218986" calcext:value-type="percentage">
            <text:p>0.64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37547" calcext:value-type="float">
            <text:p>537547</text:p>
          </table:table-cell>
          <table:table-cell office:value-type="float" office:value="32.7935" calcext:value-type="float">
            <text:p>32.7935</text:p>
          </table:table-cell>
          <table:table-cell table:style-name="ce10" table:formula="of:=[.G33]/[.$H$3]" office:value-type="percentage" office:value="0.00590846039534311" calcext:value-type="percentage">
            <text:p>0.59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4579" calcext:value-type="float">
            <text:p>1164579</text:p>
          </table:table-cell>
          <table:table-cell office:value-type="float" office:value="31.2667" calcext:value-type="float">
            <text:p>31.2667</text:p>
          </table:table-cell>
          <table:table-cell table:style-name="ce10" table:formula="of:=[.B34]/[.$H$3]" office:value-type="percentage" office:value="0.0128004972565158" calcext:value-type="percentage">
            <text:p>1.28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84087" calcext:value-type="float">
            <text:p>1084087</text:p>
          </table:table-cell>
          <table:table-cell office:value-type="float" office:value="34.2807" calcext:value-type="float">
            <text:p>34.2807</text:p>
          </table:table-cell>
          <table:table-cell table:style-name="ce10" table:formula="of:=[.G34]/[.$H$3]" office:value-type="percentage" office:value="0.0119157675600577" calcext:value-type="percentage">
            <text:p>1.19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3667" calcext:value-type="float">
            <text:p>2313667</text:p>
          </table:table-cell>
          <table:table-cell office:value-type="float" office:value="32.8958" calcext:value-type="float">
            <text:p>32.8958</text:p>
          </table:table-cell>
          <table:table-cell table:style-name="ce10" table:formula="of:=[.B35]/[.$H$3]" office:value-type="percentage" office:value="0.0254307248250149" calcext:value-type="percentage">
            <text:p>2.5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5958" calcext:value-type="float">
            <text:p>2195958</text:p>
          </table:table-cell>
          <table:table-cell office:value-type="float" office:value="36.0378" calcext:value-type="float">
            <text:p>36.0378</text:p>
          </table:table-cell>
          <table:table-cell table:style-name="ce10" table:formula="of:=[.G35]/[.$H$3]" office:value-type="percentage" office:value="0.0241369236045162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60346" calcext:value-type="float">
            <text:p>4660346</text:p>
          </table:table-cell>
          <table:table-cell office:value-type="float" office:value="35.0788" calcext:value-type="float">
            <text:p>35.0788</text:p>
          </table:table-cell>
          <table:table-cell table:style-name="ce10" table:formula="of:=[.B36]/[.$H$3]" office:value-type="percentage" office:value="0.0512243018184376" calcext:value-type="percentage">
            <text:p>5.12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71984" calcext:value-type="float">
            <text:p>4471984</text:p>
          </table:table-cell>
          <table:table-cell office:value-type="float" office:value="38.2065" calcext:value-type="float">
            <text:p>38.2065</text:p>
          </table:table-cell>
          <table:table-cell table:style-name="ce10" table:formula="of:=[.G36]/[.$H$3]" office:value-type="percentage" office:value="0.0491539164995955" calcext:value-type="percentage">
            <text:p>4.92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992178" calcext:value-type="float">
            <text:p>6992178</text:p>
          </table:table-cell>
          <table:table-cell office:value-type="float" office:value="36.7886" calcext:value-type="float">
            <text:p>36.7886</text:p>
          </table:table-cell>
          <table:table-cell table:style-name="ce10" table:formula="of:=[.B37]/[.$H$3]" office:value-type="percentage" office:value="0.0768546876648729" calcext:value-type="percentage">
            <text:p>7.69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732466" calcext:value-type="float">
            <text:p>6732466</text:p>
          </table:table-cell>
          <table:table-cell office:value-type="float" office:value="39.8161" calcext:value-type="float">
            <text:p>39.8161</text:p>
          </table:table-cell>
          <table:table-cell table:style-name="ce10" table:formula="of:=[.G37]/[.$H$3]" office:value-type="percentage" office:value="0.0740000571559214" calcext:value-type="percentage">
            <text:p>7.40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78296" calcext:value-type="float">
            <text:p>9378296</text:p>
          </table:table-cell>
          <table:table-cell office:value-type="float" office:value="38.3914" calcext:value-type="float">
            <text:p>38.3914</text:p>
          </table:table-cell>
          <table:table-cell table:style-name="ce10" table:formula="of:=[.B38]/[.$H$3]" office:value-type="percentage" office:value="0.103081759347191" calcext:value-type="percentage">
            <text:p>10.31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9036632" calcext:value-type="float">
            <text:p>9036632</text:p>
          </table:table-cell>
          <table:table-cell office:value-type="float" office:value="41.1675" calcext:value-type="float">
            <text:p>41.1675</text:p>
          </table:table-cell>
          <table:table-cell table:style-name="ce10" table:formula="of:=[.G38]/[.$H$3]" office:value-type="percentage" office:value="0.0993263515177095" calcext:value-type="percentage">
            <text:p>9.93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751110" calcext:value-type="float">
            <text:p>11751110</text:p>
          </table:table-cell>
          <table:table-cell office:value-type="float" office:value="39.7481" calcext:value-type="float">
            <text:p>39.7481</text:p>
          </table:table-cell>
          <table:table-cell table:style-name="ce10" table:formula="of:=[.B39]/[.$H$3]" office:value-type="percentage" office:value="0.129162599803032" calcext:value-type="percentage">
            <text:p>12.92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351377" calcext:value-type="float">
            <text:p>11351377</text:p>
          </table:table-cell>
          <table:table-cell office:value-type="float" office:value="42.4739" calcext:value-type="float">
            <text:p>42.4739</text:p>
          </table:table-cell>
          <table:table-cell table:style-name="ce10" table:formula="of:=[.G39]/[.$H$3]" office:value-type="percentage" office:value="0.124768925204882" calcext:value-type="percentage">
            <text:p>12.48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185929" calcext:value-type="float">
            <text:p>23185929</text:p>
          </table:table-cell>
          <table:table-cell office:value-type="float" office:value="46.1805" calcext:value-type="float">
            <text:p>46.1805</text:p>
          </table:table-cell>
          <table:table-cell table:style-name="ce10" table:formula="of:=[.B40]/[.$H$3]" office:value-type="percentage" office:value="0.254848679698217" calcext:value-type="percentage">
            <text:p>25.48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2874849" calcext:value-type="float">
            <text:p>22874849</text:p>
          </table:table-cell>
          <table:table-cell office:value-type="float" office:value="50.174" calcext:value-type="float">
            <text:p>50.174</text:p>
          </table:table-cell>
          <table:table-cell table:style-name="ce10" table:formula="of:=[.G40]/[.$H$3]" office:value-type="percentage" office:value="0.25142943661848" calcext:value-type="percentage">
            <text:p>25.14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626944" calcext:value-type="float">
            <text:p>31626944</text:p>
          </table:table-cell>
          <table:table-cell office:value-type="float" office:value="53.0019" calcext:value-type="float">
            <text:p>53.0019</text:p>
          </table:table-cell>
          <table:table-cell table:style-name="ce10" table:formula="of:=[.B41]/[.$H$3]" office:value-type="percentage" office:value="0.347628293060392" calcext:value-type="percentage">
            <text:p>34.76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1697593" calcext:value-type="float">
            <text:p>31697593</text:p>
          </table:table-cell>
          <table:table-cell office:value-type="float" office:value="61.5192" calcext:value-type="float">
            <text:p>61.5192</text:p>
          </table:table-cell>
          <table:table-cell table:style-name="ce10" table:formula="of:=[.G41]/[.$H$3]" office:value-type="percentage" office:value="0.348404833192642" calcext:value-type="percentage">
            <text:p>34.84%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7:44:50.96534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40:10.001705931</meta:creation-date>
    <dc:date>2017-01-07T17:46:23.073677183</dc:date>
    <meta:editing-duration>PT24M25S</meta:editing-duration>
    <meta:editing-cycles>7</meta:editing-cycles>
    <meta:generator>LibreOffice/5.1.4.2$Linux_X86_64 LibreOffice_project/10m0$Build-2</meta:generator>
    <meta:document-statistic meta:table-count="1" meta:cell-count="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Bush.B8:Bush.C17 Bush.A6:Bush.A6 Bush.F31:Bush.F31 Bush.H33:Bush.H41 Bush.A31:Bush.A31 Bush.C33:Bush.C41 Bush.F19:Bush.F19 Bush.H21:Bush.H29 Bush.F6:Bush.F6 Bush.H8:Bush.H16 Bush.A19:Bush.A19 Bush.C21:Bush.C29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sh.C8:Bush.C17" chart:label-cell-address="Bush.A6:Bush.A6" chart:class="chart:scatter">
            <chart:domain table:cell-range-address="Bush.B8:Bush.B17"/>
            <chart:data-point chart:repeated="10"/>
          </chart:series>
          <chart:series chart:style-name="ch9" chart:values-cell-range-address="Bush.H33:Bush.H41" chart:label-cell-address="Bush.F31:Bush.F31" chart:class="chart:scatter">
            <chart:domain table:cell-range-address="Bush.G33:Bush.G41"/>
            <chart:data-point chart:repeated="9"/>
          </chart:series>
          <chart:series chart:style-name="ch10" chart:values-cell-range-address="Bush.C33:Bush.C41" chart:label-cell-address="Bush.A31:Bush.A31" chart:class="chart:scatter">
            <chart:domain table:cell-range-address="Bush.B33:Bush.B41"/>
            <chart:data-point chart:repeated="9"/>
          </chart:series>
          <chart:series chart:style-name="ch11" chart:values-cell-range-address="Bush.H21:Bush.H29" chart:label-cell-address="Bush.F19:Bush.F19" chart:class="chart:scatter">
            <chart:domain table:cell-range-address="Bush.G21:Bush.G29"/>
            <chart:data-point chart:repeated="9"/>
          </chart:series>
          <chart:series chart:style-name="ch12" chart:values-cell-range-address="Bush.H8:Bush.H16" chart:label-cell-address="Bush.F6:Bush.F6" chart:class="chart:scatter">
            <chart:domain table:cell-range-address="Bush.G8:Bush.G16"/>
            <chart:data-point chart:repeated="9"/>
          </chart:series>
          <chart:series chart:style-name="ch13" chart:values-cell-range-address="Bush.C21:Bush.C29" chart:label-cell-address="Bush.A19:Bush.A19" chart:class="chart:scatter">
            <chart:domain table:cell-range-address="Bush.B21:Bush.B29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Bush.A6:Bush.A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5-Inter</text:p>
                <draw:g>
                  <svg:desc>Bush.F31:Bush.F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Bush.A31:Bush.A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BP</text:p>
                <draw:g>
                  <svg:desc>Bush.F19:Bush.F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PP</text:p>
                <draw:g>
                  <svg:desc>Bush.F6:Bush.F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Bush.A19:Bush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2767">
                <text:p>2972767</text:p>
                <draw:g>
                  <svg:desc>Bush.B8:Bush.B17</svg:desc>
                </draw:g>
              </table:table-cell>
              <table:table-cell office:value-type="float" office:value="21.5559">
                <text:p>21.5559</text:p>
                <draw:g>
                  <svg:desc>Bush.C8:Bush.C17</svg:desc>
                </draw:g>
              </table:table-cell>
              <table:table-cell office:value-type="float" office:value="537547">
                <text:p>537547</text:p>
                <draw:g>
                  <svg:desc>Bush.G33:Bush.G41</svg:desc>
                </draw:g>
              </table:table-cell>
              <table:table-cell office:value-type="float" office:value="32.7935">
                <text:p>32.7935</text:p>
                <draw:g>
                  <svg:desc>Bush.H33:Bush.H41</svg:desc>
                </draw:g>
              </table:table-cell>
              <table:table-cell office:value-type="float" office:value="584954">
                <text:p>584954</text:p>
                <draw:g>
                  <svg:desc>Bush.B33:Bush.B41</svg:desc>
                </draw:g>
              </table:table-cell>
              <table:table-cell office:value-type="float" office:value="30.3296">
                <text:p>30.3296</text:p>
                <draw:g>
                  <svg:desc>Bush.C33:Bush.C41</svg:desc>
                </draw:g>
              </table:table-cell>
              <table:table-cell office:value-type="float" office:value="545750">
                <text:p>545750</text:p>
                <draw:g>
                  <svg:desc>Bush.G21:Bush.G29</svg:desc>
                </draw:g>
              </table:table-cell>
              <table:table-cell office:value-type="float" office:value="29.8398">
                <text:p>29.8398</text:p>
                <draw:g>
                  <svg:desc>Bush.H21:Bush.H29</svg:desc>
                </draw:g>
              </table:table-cell>
              <table:table-cell office:value-type="float" office:value="542465">
                <text:p>542465</text:p>
                <draw:g>
                  <svg:desc>Bush.G8:Bush.G16</svg:desc>
                </draw:g>
              </table:table-cell>
              <table:table-cell office:value-type="float" office:value="29.5723">
                <text:p>29.5723</text:p>
                <draw:g>
                  <svg:desc>Bush.H8:Bush.H16</svg:desc>
                </draw:g>
              </table:table-cell>
              <table:table-cell office:value-type="float" office:value="559548">
                <text:p>559548</text:p>
                <draw:g>
                  <svg:desc>Bush.B21:Bush.B29</svg:desc>
                </draw:g>
              </table:table-cell>
              <table:table-cell office:value-type="float" office:value="26.7291">
                <text:p>26.7291</text:p>
                <draw:g>
                  <svg:desc>Bush.C21:Bush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9552">
                <text:p>4519552</text:p>
              </table:table-cell>
              <table:table-cell office:value-type="float" office:value="27.4549">
                <text:p>27.4549</text:p>
              </table:table-cell>
              <table:table-cell office:value-type="float" office:value="1084087">
                <text:p>1084087</text:p>
              </table:table-cell>
              <table:table-cell office:value-type="float" office:value="34.2807">
                <text:p>34.2807</text:p>
              </table:table-cell>
              <table:table-cell office:value-type="float" office:value="1164579">
                <text:p>1164579</text:p>
              </table:table-cell>
              <table:table-cell office:value-type="float" office:value="31.2667">
                <text:p>31.2667</text:p>
              </table:table-cell>
              <table:table-cell office:value-type="float" office:value="1095486">
                <text:p>1095486</text:p>
              </table:table-cell>
              <table:table-cell office:value-type="float" office:value="31.5635">
                <text:p>31.5635</text:p>
              </table:table-cell>
              <table:table-cell office:value-type="float" office:value="1090012">
                <text:p>1090012</text:p>
              </table:table-cell>
              <table:table-cell office:value-type="float" office:value="31.3926">
                <text:p>31.3926</text:p>
              </table:table-cell>
              <table:table-cell office:value-type="float" office:value="1118446">
                <text:p>1118446</text:p>
              </table:table-cell>
              <table:table-cell office:value-type="float" office:value="27.7853">
                <text:p>27.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309">
                <text:p>5760309</text:p>
              </table:table-cell>
              <table:table-cell office:value-type="float" office:value="29.495">
                <text:p>29.495</text:p>
              </table:table-cell>
              <table:table-cell office:value-type="float" office:value="2195958">
                <text:p>2195958</text:p>
              </table:table-cell>
              <table:table-cell office:value-type="float" office:value="36.0378">
                <text:p>36.0378</text:p>
              </table:table-cell>
              <table:table-cell office:value-type="float" office:value="2313667">
                <text:p>2313667</text:p>
              </table:table-cell>
              <table:table-cell office:value-type="float" office:value="32.8958">
                <text:p>32.8958</text:p>
              </table:table-cell>
              <table:table-cell office:value-type="float" office:value="2199792">
                <text:p>2199792</text:p>
              </table:table-cell>
              <table:table-cell office:value-type="float" office:value="33.4543">
                <text:p>33.4543</text:p>
              </table:table-cell>
              <table:table-cell office:value-type="float" office:value="2199251">
                <text:p>2199251</text:p>
              </table:table-cell>
              <table:table-cell office:value-type="float" office:value="33.3728">
                <text:p>33.3728</text:p>
              </table:table-cell>
              <table:table-cell office:value-type="float" office:value="2238214">
                <text:p>2238214</text:p>
              </table:table-cell>
              <table:table-cell office:value-type="float" office:value="29.1141">
                <text:p>29.1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78018">
                <text:p>6778018</text:p>
              </table:table-cell>
              <table:table-cell office:value-type="float" office:value="30.3988">
                <text:p>30.3988</text:p>
              </table:table-cell>
              <table:table-cell office:value-type="float" office:value="4471984">
                <text:p>4471984</text:p>
              </table:table-cell>
              <table:table-cell office:value-type="float" office:value="38.2065">
                <text:p>38.2065</text:p>
              </table:table-cell>
              <table:table-cell office:value-type="float" office:value="4660346">
                <text:p>4660346</text:p>
              </table:table-cell>
              <table:table-cell office:value-type="float" office:value="35.0788">
                <text:p>35.0788</text:p>
              </table:table-cell>
              <table:table-cell office:value-type="float" office:value="4429403">
                <text:p>4429403</text:p>
              </table:table-cell>
              <table:table-cell office:value-type="float" office:value="35.6969">
                <text:p>35.6969</text:p>
              </table:table-cell>
              <table:table-cell office:value-type="float" office:value="4416706">
                <text:p>4416706</text:p>
              </table:table-cell>
              <table:table-cell office:value-type="float" office:value="35.7274">
                <text:p>35.7274</text:p>
              </table:table-cell>
              <table:table-cell office:value-type="float" office:value="4468810">
                <text:p>4468810</text:p>
              </table:table-cell>
              <table:table-cell office:value-type="float" office:value="31.1745">
                <text:p>31.1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36480">
                <text:p>7736480</text:p>
              </table:table-cell>
              <table:table-cell office:value-type="float" office:value="31.0169">
                <text:p>31.0169</text:p>
              </table:table-cell>
              <table:table-cell office:value-type="float" office:value="6732466">
                <text:p>6732466</text:p>
              </table:table-cell>
              <table:table-cell office:value-type="float" office:value="39.8161">
                <text:p>39.8161</text:p>
              </table:table-cell>
              <table:table-cell office:value-type="float" office:value="6992178">
                <text:p>6992178</text:p>
              </table:table-cell>
              <table:table-cell office:value-type="float" office:value="36.7886">
                <text:p>36.7886</text:p>
              </table:table-cell>
              <table:table-cell office:value-type="float" office:value="6629814">
                <text:p>6629814</text:p>
              </table:table-cell>
              <table:table-cell office:value-type="float" office:value="37.5263">
                <text:p>37.5263</text:p>
              </table:table-cell>
              <table:table-cell office:value-type="float" office:value="6630327">
                <text:p>6630327</text:p>
              </table:table-cell>
              <table:table-cell office:value-type="float" office:value="37.6666">
                <text:p>37.6666</text:p>
              </table:table-cell>
              <table:table-cell office:value-type="float" office:value="6691452">
                <text:p>6691452</text:p>
              </table:table-cell>
              <table:table-cell office:value-type="float" office:value="32.5058">
                <text:p>32.5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8574">
                <text:p>8778574</text:p>
              </table:table-cell>
              <table:table-cell office:value-type="float" office:value="31.5968">
                <text:p>31.5968</text:p>
              </table:table-cell>
              <table:table-cell office:value-type="float" office:value="9036632">
                <text:p>9036632</text:p>
              </table:table-cell>
              <table:table-cell office:value-type="float" office:value="41.1675">
                <text:p>41.1675</text:p>
              </table:table-cell>
              <table:table-cell office:value-type="float" office:value="9378296">
                <text:p>9378296</text:p>
              </table:table-cell>
              <table:table-cell office:value-type="float" office:value="38.3914">
                <text:p>38.3914</text:p>
              </table:table-cell>
              <table:table-cell office:value-type="float" office:value="8827102">
                <text:p>8827102</text:p>
              </table:table-cell>
              <table:table-cell office:value-type="float" office:value="39.3219">
                <text:p>39.3219</text:p>
              </table:table-cell>
              <table:table-cell office:value-type="float" office:value="8857693">
                <text:p>8857693</text:p>
              </table:table-cell>
              <table:table-cell office:value-type="float" office:value="39.4705">
                <text:p>39.4705</text:p>
              </table:table-cell>
              <table:table-cell office:value-type="float" office:value="8917212">
                <text:p>8917212</text:p>
              </table:table-cell>
              <table:table-cell office:value-type="float" office:value="33.6673">
                <text:p>33.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54149">
                <text:p>10354149</text:p>
              </table:table-cell>
              <table:table-cell office:value-type="float" office:value="32.382">
                <text:p>32.382</text:p>
              </table:table-cell>
              <table:table-cell office:value-type="float" office:value="11351377">
                <text:p>11351377</text:p>
              </table:table-cell>
              <table:table-cell office:value-type="float" office:value="42.4739">
                <text:p>42.4739</text:p>
              </table:table-cell>
              <table:table-cell office:value-type="float" office:value="11751110">
                <text:p>11751110</text:p>
              </table:table-cell>
              <table:table-cell office:value-type="float" office:value="39.7481">
                <text:p>39.7481</text:p>
              </table:table-cell>
              <table:table-cell office:value-type="float" office:value="11004350">
                <text:p>11004350</text:p>
              </table:table-cell>
              <table:table-cell office:value-type="float" office:value="41.1017">
                <text:p>41.1017</text:p>
              </table:table-cell>
              <table:table-cell office:value-type="float" office:value="11060766">
                <text:p>11060766</text:p>
              </table:table-cell>
              <table:table-cell office:value-type="float" office:value="41.1344">
                <text:p>41.1344</text:p>
              </table:table-cell>
              <table:table-cell office:value-type="float" office:value="11142381">
                <text:p>11142381</text:p>
              </table:table-cell>
              <table:table-cell office:value-type="float" office:value="34.7898">
                <text:p>34.7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10996">
                <text:p>12910996</text:p>
              </table:table-cell>
              <table:table-cell office:value-type="float" office:value="33.1395">
                <text:p>33.1395</text:p>
              </table:table-cell>
              <table:table-cell office:value-type="float" office:value="22874849">
                <text:p>22874849</text:p>
              </table:table-cell>
              <table:table-cell office:value-type="float" office:value="50.174">
                <text:p>50.174</text:p>
              </table:table-cell>
              <table:table-cell office:value-type="float" office:value="23185929">
                <text:p>23185929</text:p>
              </table:table-cell>
              <table:table-cell office:value-type="float" office:value="46.1805">
                <text:p>46.1805</text:p>
              </table:table-cell>
              <table:table-cell office:value-type="float" office:value="21533364">
                <text:p>21533364</text:p>
              </table:table-cell>
              <table:table-cell office:value-type="float" office:value="49.417">
                <text:p>49.417</text:p>
              </table:table-cell>
              <table:table-cell office:value-type="float" office:value="21604704">
                <text:p>21604704</text:p>
              </table:table-cell>
              <table:table-cell office:value-type="float" office:value="49.6257">
                <text:p>49.6257</text:p>
              </table:table-cell>
              <table:table-cell office:value-type="float" office:value="22156392">
                <text:p>22156392</text:p>
              </table:table-cell>
              <table:table-cell office:value-type="float" office:value="40.6816">
                <text:p>40.6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50356">
                <text:p>19050356</text:p>
              </table:table-cell>
              <table:table-cell office:value-type="float" office:value="34.03">
                <text:p>34.03</text:p>
              </table:table-cell>
              <table:table-cell office:value-type="float" office:value="31697593">
                <text:p>31697593</text:p>
              </table:table-cell>
              <table:table-cell office:value-type="float" office:value="61.5192">
                <text:p>61.5192</text:p>
              </table:table-cell>
              <table:table-cell office:value-type="float" office:value="31626944">
                <text:p>31626944</text:p>
              </table:table-cell>
              <table:table-cell office:value-type="float" office:value="53.0019">
                <text:p>53.0019</text:p>
              </table:table-cell>
              <table:table-cell office:value-type="float" office:value="36377482">
                <text:p>36377482</text:p>
              </table:table-cell>
              <table:table-cell office:value-type="float" office:value="65.4438">
                <text:p>65.4438</text:p>
              </table:table-cell>
              <table:table-cell office:value-type="float" office:value="36068340">
                <text:p>36068340</text:p>
              </table:table-cell>
              <table:table-cell office:value-type="float" office:value="65.5007">
                <text:p>65.5007</text:p>
              </table:table-cell>
              <table:table-cell office:value-type="float" office:value="45428125">
                <text:p>45428125</text:p>
              </table:table-cell>
              <table:table-cell office:value-type="float" office:value="60.3652">
                <text:p>60.3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02086">
                <text:p>55702086</text:p>
              </table:table-cell>
              <table:table-cell office:value-type="float" office:value="40.5907">
                <text:p>40.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